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text:p>yes-mostly breaks page functionality</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exploit doesn't work on newer wp version</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text:p>yes, XHR</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style-name="ce1"/>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style-name="ce1"/>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8" table:formula="of:=COUNTIF([.A2:.A104]; &quot;y&quot;)" table:style-name="ce1">
            <text:p>28</text:p>
          </table:table-cell>
          <table:table-cell office:value-type="float" office:value="59" table:formula="of:=COUNTIF([.B2:.B104];&quot;y&quot;)" table:style-name="ce1">
            <text:p>59</text:p>
          </table:table-cell>
          <table:table-cell office:value-type="float" office:value="7" table:formula="of:=COUNTIF([.C2:.C104];&quot;y&quot;)" table:style-name="ce1">
            <text:p>7</text:p>
          </table:table-cell>
          <table:table-cell office:value-type="float" office:value="80" table:formula="of:=COUNTIF([.D2:.D104];&quot;y&quot;)" table:style-name="ce1">
            <text:p>80</text:p>
          </table:table-cell>
          <table:table-cell office:value-type="string" table:style-name="ce1">
            <text:p>CVE-2016-10705</text:p>
          </table:table-cell>
          <table:table-cell table:number-columns-repeated="16379" table:style-name="ce1"/>
        </table:table-row>
        <table:table-row table:style-name="ro1">
          <table:table-cell office:value-type="float" office:value="22" table:formula="of:=COUNTIF([.A2:.A104];&quot;x&quot;)" table:style-name="ce1">
            <text:p>22</text:p>
          </table:table-cell>
          <table:table-cell table:number-columns-repeated="3" table:style-name="ce1"/>
          <table:table-cell office:value-type="string" table:style-name="ce1">
            <text:p>CVE-2015-9273</text:p>
          </table:table-cell>
          <table:table-cell table:number-columns-repeated="16379" table:style-name="ce1"/>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6-24T23:51:21Z</dc:date>
    <meta:editing-cycles>3</meta:editing-cycles>
    <meta:editing-duration>PT3899S</meta:editing-duration>
  </office:meta>
</office:document-meta>
</file>